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officeooo:rsid="000794c3" officeooo:paragraph-rsid="000794c3"/>
    </style:style>
    <style:style style:name="P2" style:family="paragraph" style:parent-style-name="Standard">
      <style:text-properties style:font-name="Courier New" officeooo:rsid="000794c3" officeooo:paragraph-rsid="00099000"/>
    </style:style>
    <style:style style:name="P3" style:family="paragraph" style:parent-style-name="Standard">
      <style:text-properties fo:color="#3399ff" style:font-name="Courier New" officeooo:rsid="000794c3" officeooo:paragraph-rsid="000794c3"/>
    </style:style>
    <style:style style:name="P4" style:family="paragraph" style:parent-style-name="Standard">
      <style:text-properties style:font-name="Times New Roman" officeooo:rsid="00099000" officeooo:paragraph-rsid="00099000"/>
    </style:style>
    <style:style style:name="P5" style:family="paragraph" style:parent-style-name="Text_20_body">
      <style:text-properties officeooo:rsid="00081644" officeooo:paragraph-rsid="00081644"/>
    </style:style>
    <style:style style:name="P6" style:family="paragraph" style:parent-style-name="Text_20_body">
      <style:text-properties officeooo:rsid="00099000" officeooo:paragraph-rsid="00099000"/>
    </style:style>
    <style:style style:name="P7" style:family="paragraph" style:parent-style-name="Preformatted_20_Text">
      <style:text-properties officeooo:rsid="000794c3" officeooo:paragraph-rsid="000794c3"/>
    </style:style>
    <style:style style:name="P8" style:family="paragraph" style:parent-style-name="Preformatted_20_Text">
      <style:paragraph-properties fo:orphans="2" fo:widows="2"/>
      <style:text-properties fo:font-variant="normal" fo:text-transform="none" fo:color="#000000" fo:letter-spacing="normal" fo:font-style="normal" fo:font-weight="normal" fo:background-color="#ffffff"/>
    </style:style>
    <style:style style:name="P9" style:family="paragraph" style:parent-style-name="Preformatted_20_Text">
      <style:paragraph-properties fo:orphans="2" fo:widows="2"/>
      <style:text-properties fo:font-variant="normal" fo:text-transform="none" fo:color="#000000" fo:letter-spacing="normal" fo:background-color="#ffffff"/>
    </style:style>
    <style:style style:name="P10" style:family="paragraph" style:parent-style-name="Preformatted_20_Text">
      <style:text-properties fo:font-variant="normal" fo:text-transform="none" fo:color="#000000" style:font-name="Courier New" fo:letter-spacing="normal" fo:font-style="normal" fo:font-weight="normal" officeooo:rsid="000794c3" officeooo:paragraph-rsid="000794c3" fo:background-color="#ffffff"/>
    </style:style>
    <style:style style:name="P11" style:family="paragraph" style:parent-style-name="Preformatted_20_Text">
      <style:text-properties style:font-name="Liberation Mono" officeooo:rsid="00081644" officeooo:paragraph-rsid="00081644"/>
    </style:style>
    <style:style style:name="P12" style:family="paragraph" style:parent-style-name="Preformatted_20_Text">
      <style:paragraph-properties fo:orphans="2" fo:widows="2"/>
      <style:text-properties fo:background-color="#ffffff"/>
    </style:style>
    <style:style style:name="P1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fff"/>
    </style:style>
    <style:style style:name="P14" style:family="paragraph" style:parent-style-name="Preformatted_20_Text">
      <style:paragraph-properties fo:margin-top="0in" fo:margin-bottom="0.1965in" loext:contextual-spacing="false" fo:orphans="2" fo:widows="2"/>
    </style:style>
    <style:style style:name="P15" style:family="paragraph" style:parent-style-name="Standard">
      <style:text-properties fo:color="#000000" style:font-name="Courier New" officeooo:rsid="00081644" officeooo:paragraph-rsid="00081644"/>
    </style:style>
    <style:style style:name="P16" style:family="paragraph" style:parent-style-name="Standard">
      <style:text-properties style:font-name="Courier New" officeooo:rsid="000794c3" officeooo:paragraph-rsid="000794c3"/>
    </style:style>
    <style:style style:name="P17" style:family="paragraph" style:parent-style-name="Standard">
      <style:text-properties style:font-name="Courier New" officeooo:rsid="000794c3" officeooo:paragraph-rsid="000794c3" fo:background-color="#ffffff"/>
    </style:style>
    <style:style style:name="P18" style:family="paragraph" style:parent-style-name="Text_20_body">
      <style:text-properties officeooo:rsid="000794c3" officeooo:paragraph-rsid="000794c3"/>
    </style:style>
    <style:style style:name="T1" style:family="text">
      <style:text-properties fo:color="#3399ff"/>
    </style:style>
    <style:style style:name="T2" style:family="text">
      <style:text-properties fo:color="#3399ff" style:font-name="Courier New" officeooo:rsid="000794c3"/>
    </style:style>
    <style:style style:name="T3" style:family="text">
      <style:text-properties fo:color="#669900"/>
    </style:style>
    <style:style style:name="T4" style:family="text">
      <style:text-properties fo:color="#ff9900"/>
    </style:style>
    <style:style style:name="T5" style:family="text">
      <style:text-properties officeooo:rsid="00081644"/>
    </style:style>
    <style:style style:name="T6" style:family="text">
      <style:text-properties officeooo:rsid="00099000"/>
    </style:style>
    <style:style style:name="T7" style:family="text">
      <style:text-properties fo:color="#000000"/>
    </style:style>
    <style:style style:name="T8" style:family="text">
      <style:text-properties style:font-name="Courier New" officeooo:rsid="000794c3"/>
    </style:style>
    <style:style style:name="T9" style:family="text">
      <style:text-properties style:font-name="Times New Roman" officeooo:rsid="00099000"/>
    </style:style>
    <style:style style:name="T10" style:family="text">
      <style:text-properties fo:color="#00979c"/>
    </style:style>
    <style:style style:name="T11" style:family="text">
      <style:text-properties fo:color="#00979c" fo:font-style="normal" fo:font-weight="normal"/>
    </style:style>
    <style:style style:name="T12" style:family="text">
      <style:text-properties fo:color="#5e6d03"/>
    </style:style>
    <style:style style:name="T13" style:family="text">
      <style:text-properties fo:color="#5e6d03" fo:font-style="normal" fo:font-weight="normal"/>
    </style:style>
    <style:style style:name="T14" style:family="text">
      <style:text-properties fo:font-variant="normal" fo:text-transform="none" fo:color="#00979c" fo:letter-spacing="normal" fo:font-style="normal" fo:font-weight="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fo:background-color="#ffffff" loext:char-shading-value="0"/>
    </style:style>
    <style:style style:name="T17" style:family="text">
      <style:text-properties fo:font-variant="normal" fo:text-transform="none" fo:color="#5e6d03" fo:letter-spacing="normal" fo:font-style="normal" fo:font-weight="normal"/>
    </style:style>
    <style:style style:name="T18" style:family="text">
      <style:text-properties fo:font-variant="normal" fo:text-transform="none" fo:color="#434f54" fo:letter-spacing="normal" fo:font-style="normal" fo:font-weight="normal"/>
    </style:style>
    <style:style style:name="T19" style:family="text">
      <style:text-properties fo:color="#434f54"/>
    </style:style>
    <style:style style:name="T20" style:family="text">
      <style:text-properties fo:color="#434f54" fo:font-style="normal" fo:font-weight="normal"/>
    </style:style>
    <style:style style:name="T21" style:family="text">
      <style:text-properties fo:font-style="normal" fo:font-weight="normal"/>
    </style:style>
    <style:style style:name="T22" style:family="text">
      <style:text-properties fo:color="#d35400"/>
    </style:style>
    <style:style style:name="T23" style:family="text">
      <style:text-properties fo:color="#d35400"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ight Light Solution</text:p>
      <text:p text:style-name="Text_20_body"/>
      <text:p text:style-name="P18">Since the night light was left as an open ended problem, <text:span text:style-name="T5">your solution probably won't match the one below; but as long as it acheived the design goals of turning the LED off when the lights went on and on when the lights went off, its still perfectly valid. </text:span></text:p>
      <text:p text:style-name="P7"><text:span text:style-name="T14"/></text:p>
      <text:p text:style-name="P7"><text:span text:style-name="T14">void</text:span><text:span text:style-name="T15"> </text:span><text:span text:style-name="T17">setup</text:span><text:span text:style-name="T15">() { }</text:span></text:p>
      <text:p text:style-name="Text_20_body"/>
      <text:p text:style-name="P5">Here we have a totally empty setup function, it doesn't do anything. We are required by the Arduino compiler, however, to include this empty setup function. The program will not compile without it. </text:p>
      <text:p text:style-name="P1"/>
      <text:p text:style-name="P11"><text:span text:style-name="T14">int</text:span><text:span text:style-name="T15"> threshold </text:span><text:span text:style-name="T18">=</text:span><text:span text:style-name="T15"> 150;</text:span></text:p>
      <text:p text:style-name="P15"/>
      <text:p text:style-name="P6">Here we define a global variable (one defined at the top level of the program), to speficy the reading from the light sensor (expressed in ADU) at which we consider the lights to go from on to off. </text:p>
      <text:p text:style-name="P1"/>
      <text:p text:style-name="P10"><text:span text:style-name="T10">void</text:span> <text:span text:style-name="T12">loop</text:span>() {</text:p>
      <text:p text:style-name="P9"><text:s/> <text:span text:style-name="T11">int</text:span><text:span text:style-name="T21"> light </text:span><text:span text:style-name="T20">=</text:span><text:span text:style-name="T21"> </text:span><text:span text:style-name="T23">readLightSensor</text:span><text:span text:style-name="T21">();   </text:span></text:p>
      <text:p text:style-name="P9"><text:s/> <text:span text:style-name="T13">if</text:span><text:span text:style-name="T21">(light </text:span><text:span text:style-name="T20">&gt;</text:span><text:span text:style-name="T21"> threshold){</text:span></text:p>
      <text:p text:style-name="P9"><text:s/>   <text:span text:style-name="T21">ledOff();</text:span></text:p>
      <text:p text:style-name="P9"><text:s/> <text:span text:style-name="T21">}</text:span></text:p>
      <text:p text:style-name="P9"><text:s/> <text:span text:style-name="T13">else</text:span><text:span text:style-name="T21">{</text:span></text:p>
      <text:p text:style-name="P9"><text:s/>   <text:span text:style-name="T21">ledOn();</text:span></text:p>
      <text:p text:style-name="P9"><text:s/> <text:span text:style-name="T21">}  </text:span></text:p>
      <text:p text:style-name="P14"><text:span text:style-name="T16">}</text:span></text:p>
      <text:p text:style-name="Text_20_body"><text:line-break/><text:span text:style-name="T6">Here in the main program loop, we check the value of the light sensor and assign it to a local variable called light. We compare that value to the threshold. If the value is greater than the treshold, we consider the room lights to be on, and we turn the led off. If the value is less than the threshold, we consider the room lights to be off, and we turn the led on. </text:span></text:p>
      <text:p text:style-name="P10"><text:span text:style-name="T10">int</text:span> <text:span text:style-name="T22">readLightSensor</text:span>(){</text:p>
      <text:p text:style-name="P9"><text:s/> <text:span text:style-name="T13">return</text:span><text:span text:style-name="T21"> </text:span><text:span text:style-name="T23">analogRead</text:span><text:span text:style-name="T21">(5);</text:span></text:p>
      <text:p text:style-name="P13">}</text:p>
      <text:p text:style-name="Text_20_body"><text:span text:style-name="T6">T</text:span>his <text:span text:style-name="T6">is the exact same function we defined in the LightSensor code. We simply encapsulte the reading of the ADC for the light sensor into a function. </text:span></text:p>
      <text:p text:style-name="P17"/>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oft-page-break/><text:span text:style-name="T10">int</text:span> ledPin <text:span text:style-name="T19">=</text:span> 13;</text:p>
      <text:p text:style-name="P12"/>
      <text:p text:style-name="P8"><text:span text:style-name="T10">void</text:span> ledOn(){</text:p>
      <text:p text:style-name="P9"><text:s/> <text:span text:style-name="T23">digitalWrite</text:span><text:span text:style-name="T21">(ledPin</text:span><text:span text:style-name="T20">,</text:span><text:span text:style-name="T21"> </text:span><text:span text:style-name="T11">HIGH</text:span><text:span text:style-name="T21">);</text:span></text:p>
      <text:p text:style-name="P8">}</text:p>
      <text:p text:style-name="P12"/>
      <text:p text:style-name="P8"><text:span text:style-name="T10">void</text:span> ledOff(){</text:p>
      <text:p text:style-name="P9"><text:s/> <text:span text:style-name="T23">digitalWrite</text:span><text:span text:style-name="T21">(ledPin</text:span><text:span text:style-name="T20">,</text:span><text:span text:style-name="T21"> </text:span><text:span text:style-name="T11">LOW</text:span><text:span text:style-name="T21">);</text:span></text:p>
      <text:p text:style-name="P13">}</text:p>
      <text:p text:style-name="P1"/>
      <text:p text:style-name="P2"><text:line-break/><text:span text:style-name="T9">This is exactly the same function as defined in the Blink sketch. Here we have a block of code where we first instantiate a new variable that defines to which pin the</text:span></text:p>
      <text:p text:style-name="P4">LED is attached. The next two functions turn the LED on and off respectively using the digitalWrite</text:p>
      <text:p text:style-name="P4">function and setting that pin to either HIGH (on) or LOW(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26S</meta:editing-duration>
    <meta:editing-cycles>7</meta:editing-cycles>
    <meta:generator>LibreOffice/5.2.1.2$Windows_x86 LibreOffice_project/31dd62db80d4e60af04904455ec9c9219178d620</meta:generator>
    <dc:date>2017-05-07T21:33:39.698000000</dc:date>
    <meta:document-statistic meta:table-count="0" meta:image-count="0" meta:object-count="0" meta:page-count="2" meta:paragraph-count="30" meta:word-count="327" meta:character-count="1818" meta:non-whitespace-character-count="1485"/>
    <meta:user-defined meta:name="Info 1"/>
    <meta:user-defined meta:name="Info 2"/>
    <meta:user-defined meta:name="Info 3"/>
    <meta:user-defined meta:name="Info 4"/>
  </office:meta>
</office:document-meta>
</file>